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ServletMapping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Mapping.MockHttpServletMapping( String matchValue , String pattern , String servletName , @ Nullable MappingMatch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Mappin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Mapping.getMatc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Mapping.getMapping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Mapp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